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メイリオ1" svg:font-family="メイリオ" style:font-pitch="variable"/>
    <style:font-face style:name="ＤＦ勘亭流" svg:font-family="ＤＦ勘亭流" style:font-pitch="variable"/>
    <style:font-face style:name="ＤＦＧ勘亭流" svg:font-family="ＤＦＧ勘亭流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0cm"/>
    </style:style>
    <style:style style:name="P1" style:family="paragraph">
      <style:text-properties fo:font-size="120pt" style:font-size-asian="120pt" style:font-size-complex="120pt"/>
    </style:style>
    <style:style style:name="P2" style:family="paragraph">
      <style:text-properties fo:color="#ff0000" style:font-name="ＤＦＧ勘亭流" fo:font-size="120pt" style:font-size-asian="120pt" style:font-size-complex="120pt"/>
    </style:style>
    <style:style style:name="P3" style:family="paragraph">
      <style:text-properties fo:font-size="38pt" style:font-size-asian="38pt" style:font-size-complex="38pt"/>
    </style:style>
    <style:style style:name="P4" style:family="paragraph">
      <style:text-properties style:font-name="ＤＦ勘亭流" fo:font-size="38pt" style:font-name-asian="ＤＦ勘亭流" style:font-size-asian="38pt" style:font-size-complex="38pt"/>
    </style:style>
    <style:style style:name="P5" style:family="paragraph">
      <style:text-properties fo:font-size="140pt" style:font-size-asian="140pt" style:font-size-complex="140pt"/>
    </style:style>
    <style:style style:name="P6" style:family="paragraph">
      <style:text-properties fo:color="#ff0000" style:font-name="ＤＦＧ勘亭流" fo:font-size="140pt" style:font-size-asian="140pt" style:font-size-complex="140pt"/>
    </style:style>
    <style:style style:name="T1" style:family="text">
      <style:text-properties fo:color="#ff0000" style:font-name="ＤＦＧ勘亭流" fo:font-size="120pt" style:font-size-asian="120pt" style:font-size-complex="120pt"/>
    </style:style>
    <style:style style:name="T2" style:family="text">
      <style:text-properties style:font-name="ＤＦ勘亭流" fo:font-size="38pt" style:font-name-asian="ＤＦ勘亭流" style:font-size-asian="38pt" style:font-size-complex="38pt"/>
    </style:style>
    <style:style style:name="T3" style:family="text">
      <style:text-properties fo:color="#ff0000" style:font-name="ＤＦＧ勘亭流" fo:font-size="140pt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25cm" svg:height="4.489cm" svg:x="1.619cm" svg:y="1.514cm">
          <draw:text-box>
            <text:p text:style-name="P1"><text:span text:style-name="T1">OMQ</text:span></text:p>
          </draw:text-box>
        </draw:frame>
        <draw:frame draw:style-name="gr2" draw:text-style-name="P4" draw:layer="layout" svg:width="8.554cm" svg:height="1.598cm" svg:x="3.096cm" svg:y="6.317cm">
          <draw:text-box>
            <text:p text:style-name="P3"><text:span text:style-name="T2">ガイドブック</text:span></text:p>
          </draw:text-box>
        </draw:frame>
        <draw:frame draw:style-name="gr3" draw:text-style-name="P6" draw:layer="layout" svg:width="2.877cm" svg:height="5.235cm" svg:x="2.292cm" svg:y="0.857cm">
          <draw:text-box>
            <text:p text:style-name="P5"><text:span text:style-name="T3">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メイリオ1" svg:font-family="メイリオ" style:font-pitch="variable"/>
    <style:font-face style:name="ＤＦ勘亭流" svg:font-family="ＤＦ勘亭流" style:font-pitch="variable"/>
    <style:font-face style:name="ＤＦＧ勘亭流" svg:font-family="ＤＦＧ勘亭流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メイリオ" svg:font-family="メイリオ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メイリオ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8T22:57:05</meta:creation-date>
    <dc:date>2013-12-03T23:51:01.019434803</dc:date>
    <meta:editing-duration>PT26M38S</meta:editing-duration>
    <meta:editing-cycles>21</meta:editing-cycles>
    <meta:generator>LibreOffice/4.1.2.3$Linux_X86_64 LibreOffice_project/410m0$Build-3</meta:generator>
    <meta:document-statistic meta:object-count="3"/>
  </office:meta>
</office:document-meta>
</file>